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2025-02-27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2024-01-12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2023-02-16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2022-02-11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2021-02-25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2020-01-2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2018-01-02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2017-01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2016-01-0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2014-12-18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2013-12-1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2013-01-17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2012-01-04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2011-01-04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2010-01-20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2009-01-12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2008-01-2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2007-01-22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2006-01-1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2005-02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2003-01-02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200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2001-02-15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1999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1998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1997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199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199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199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199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199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198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1988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1987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1986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198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198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8296" calcext:value-type="float">
            <text:p>44.2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1983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3888" calcext:value-type="float">
            <text:p>44.8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198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198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1981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198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1981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198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1980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812095013001</text:p>
          </table:table-cell>
          <table:table-cell office:value-type="string" calcext:value-type="string">
            <text:p>LJ-65-16-602</text:p>
          </table:table-cell>
          <table:table-cell office:value-type="string" calcext:value-type="string">
            <text:p>1953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